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1.7402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7.2835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0.85in"/>
    </style:style>
    <style:style style:name="co11" style:family="table-column">
      <style:table-column-properties fo:break-before="auto" style:column-width="0.9465in"/>
    </style:style>
    <style:style style:name="co12" style:family="table-column">
      <style:table-column-properties fo:break-before="auto" style:column-width="0.8283in"/>
    </style:style>
    <style:style style:name="co13" style:family="table-column">
      <style:table-column-properties fo:break-before="auto" style:column-width="0.7965in"/>
    </style:style>
    <style:style style:name="co14" style:family="table-column">
      <style:table-column-properties fo:break-before="auto" style:column-width="1.922in"/>
    </style:style>
    <style:style style:name="co15" style:family="table-column">
      <style:table-column-properties fo:break-before="auto" style:column-width="0.6465in"/>
    </style:style>
    <style:style style:name="co16" style:family="table-column">
      <style:table-column-properties fo:break-before="auto" style:column-width="6.5646in"/>
    </style:style>
    <style:style style:name="co17" style:family="table-column">
      <style:table-column-properties fo:break-before="auto" style:column-width="0.8071in"/>
    </style:style>
    <style:style style:name="co18" style:family="table-column">
      <style:table-column-properties fo:break-before="auto" style:column-width="0.9681in"/>
    </style:style>
    <style:style style:name="co19" style:family="table-column">
      <style:table-column-properties fo:break-before="auto" style:column-width="1.2362in"/>
    </style:style>
    <style:style style:name="co20" style:family="table-column">
      <style:table-column-properties fo:break-before="auto" style:column-width="1.1717in"/>
    </style:style>
    <style:style style:name="co21" style:family="table-column">
      <style:table-column-properties fo:break-before="auto" style:column-width="7.7654in"/>
    </style:style>
    <style:style style:name="co22" style:family="table-column">
      <style:table-column-properties fo:break-before="auto" style:column-width="1.0535in"/>
    </style:style>
    <style:style style:name="co23" style:family="table-column">
      <style:table-column-properties fo:break-before="auto" style:column-width="12.5154in"/>
    </style:style>
    <style:style style:name="co24" style:family="table-column">
      <style:table-column-properties fo:break-before="auto" style:column-width="0.6571in"/>
    </style:style>
    <style:style style:name="co25" style:family="table-column">
      <style:table-column-properties fo:break-before="auto" style:column-width="0.6035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UC-Output.spread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9" table:default-cell-style-name="ce1"/>
        <table:table-column table:style-name="co5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st_prj_no</text:p>
          </table:table-cell>
          <table:table-cell office:value-type="string" calcext:value-type="string">
            <text:p>prj_seq</text:p>
          </table:table-cell>
          <table:table-cell office:value-type="string" calcext:value-type="string">
            <text:p>prj_title</text:p>
          </table:table-cell>
          <table:table-cell office:value-type="string" calcext:value-type="string">
            <text:p>approp_year</text:p>
          </table:table-cell>
          <table:table-cell table:style-name="Default" office:value-type="string" calcext:value-type="string">
            <text:p>total_319_funds</text:p>
          </table:table-cell>
          <table:table-cell table:style-name="Default" office:value-type="string" calcext:value-type="string">
            <text:p>project_dollars</text:p>
          </table:table-cell>
          <table:table-cell table:style-name="Default" office:value-type="string" calcext:value-type="string">
            <text:p>program_dollars</text:p>
          </table:table-cell>
          <table:table-cell table:style-name="Default" office:value-type="string" calcext:value-type="string">
            <text:p>epa_other</text:p>
          </table:table-cell>
          <table:table-cell table:style-name="Default" office:value-type="string" calcext:value-type="string">
            <text:p>other_federal</text:p>
          </table:table-cell>
          <table:table-cell table:style-name="Default" office:value-type="string" calcext:value-type="string">
            <text:p>state_funds</text:p>
          </table:table-cell>
          <table:table-cell table:style-name="Default" office:value-type="string" calcext:value-type="string">
            <text:p>state_in_kind</text:p>
          </table:table-cell>
          <table:table-cell table:style-name="Default" office:value-type="string" calcext:value-type="string">
            <text:p>local_funds</text:p>
          </table:table-cell>
          <table:table-cell table:style-name="Default" office:value-type="string" calcext:value-type="string">
            <text:p>other_funds</text:p>
          </table:table-cell>
          <table:table-cell table:style-name="Default" office:value-type="string" calcext:value-type="string">
            <text:p>local_in_kind</text:p>
          </table:table-cell>
          <table:table-cell table:style-name="Default" office:value-type="string" calcext:value-type="string">
            <text:p>total_budge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ill_has_load_reductions_ind</text:p>
          </table:table-cell>
          <table:table-cell office:value-type="string" calcext:value-type="string">
            <text:p>huc_8</text:p>
          </table:table-cell>
          <table:table-cell office:value-type="string" calcext:value-type="string">
            <text:p>huc_12</text:p>
          </table:table-cell>
          <table:table-cell office:value-type="string" calcext:value-type="string">
            <text:p>pollutants</text:p>
          </table:table-cell>
          <table:table-cell office:value-type="string" calcext:value-type="string">
            <text:p>n_lbsyr</text:p>
          </table:table-cell>
          <table:table-cell office:value-type="string" calcext:value-type="string">
            <text:p>p_lbsyr</text:p>
          </table:table-cell>
          <table:table-cell office:value-type="string" calcext:value-type="string">
            <text:p>sed_tonsyr</text:p>
          </table:table-cell>
          <table:table-cell office:value-type="string" calcext:value-type="string">
            <text:p>statewide_ind</text:p>
          </table:table-cell>
          <table:table-cell table:style-name="Default" office:value-type="string" calcext:value-type="string">
            <text:p>project_start_dat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roject_link</text:p>
          </table:table-cell>
          <table:table-cell office:value-type="string" calcext:value-type="string">
            <text:p>ws_protect_ind</text:p>
          </table:table-cell>
          <table:table-cell office:value-type="string" calcext:value-type="string">
            <text:p>watershed_plans</text:p>
          </table:table-cell>
          <table:table-cell office:value-type="string" calcext:value-type="string">
            <text:p>grant_no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0-Water(NPS)-04</text:p>
          </table:table-cell>
          <table:table-cell office:value-type="float" office:value="7890" calcext:value-type="float">
            <text:p>7890</text:p>
          </table:table-cell>
          <table:table-cell office:value-type="string" calcext:value-type="string">
            <text:p>Patterson Avenue Stormwater Abatement Projec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$72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00,18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72,18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27/2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89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0" calcext:value-type="float">
            <text:p>9912570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1-Water(NPS)-03</text:p>
          </table:table-cell>
          <table:table-cell office:value-type="float" office:value="23808" calcext:value-type="float">
            <text:p>23808</text:p>
          </table:table-cell>
          <table:table-cell office:value-type="string" calcext:value-type="string">
            <text:p>Smithfield Public Works Facility Water Quality Restoration and Sediment Abatement Project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$72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8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20,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502" calcext:value-type="float">
            <text:p>10900040502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808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0" calcext:value-type="float">
            <text:p>991257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1-Water(NPS)-05</text:p>
          </table:table-cell>
          <table:table-cell office:value-type="float" office:value="23852" calcext:value-type="float">
            <text:p>23852</text:p>
          </table:table-cell>
          <table:table-cell office:value-type="string" calcext:value-type="string">
            <text:p>Kickemuit Reservoir Stormwater Abatement Feasibility Study (Serpentine Road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$3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,82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1,8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23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85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0" calcext:value-type="float">
            <text:p>9912570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1-Water(NPS)-04</text:p>
          </table:table-cell>
          <table:table-cell office:value-type="float" office:value="23851" calcext:value-type="float">
            <text:p>23851</text:p>
          </table:table-cell>
          <table:table-cell office:value-type="string" calcext:value-type="string">
            <text:p>Bay Road Stormwater Treatment Project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$46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0,5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76,5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17/2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85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0" calcext:value-type="float">
            <text:p>991257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0-Water(NPS)-07</text:p>
          </table:table-cell>
          <table:table-cell office:value-type="float" office:value="23854" calcext:value-type="float">
            <text:p>23854</text:p>
          </table:table-cell>
          <table:table-cell office:value-type="string" calcext:value-type="string">
            <text:p>Kickemuit Reservoir Fish Ladder Project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$83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3,66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36,66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1" calcext:value-type="float">
            <text:p>109000407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6/2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854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0" calcext:value-type="float">
            <text:p>9912570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'99-Water(NPS)-11</text:p>
          </table:table-cell>
          <table:table-cell office:value-type="float" office:value="23904" calcext:value-type="float">
            <text:p>23904</text:p>
          </table:table-cell>
          <table:table-cell office:value-type="string" calcext:value-type="string">
            <text:p>Wickford Harbor Restoration Projec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59,384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0,74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90,12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8" calcext:value-type="float">
            <text:p>10900040908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1/20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904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05</text:p>
          </table:table-cell>
          <table:table-cell office:value-type="float" office:value="7956" calcext:value-type="float">
            <text:p>7956</text:p>
          </table:table-cell>
          <table:table-cell office:value-type="string" calcext:value-type="string">
            <text:p>Middletown Salt Pile Enclosur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6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0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0" calcext:value-type="float">
            <text:p>10900040910</text:p>
          </table:table-cell>
          <table:table-cell office:value-type="string" calcext:value-type="string">
            <text:p>Sedimentation-Siltation,Road Salt or Deice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28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95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7-Water(N05/B/G)-12</text:p>
          </table:table-cell>
          <table:table-cell office:value-type="float" office:value="62365" calcext:value-type="float">
            <text:p>62365</text:p>
          </table:table-cell>
          <table:table-cell office:value-type="string" calcext:value-type="string">
            <text:p>Narrow River Stormwater Abatement at Pettaquamscutt and Edgewater 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163,236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910,975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66,22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,640,43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2" calcext:value-type="float">
            <text:p>10900040912</text:p>
          </table:table-cell>
          <table:table-cell office:value-type="string" calcext:value-type="string">
            <text:p>Sedimentation-Siltatio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23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36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07</text:p>
          </table:table-cell>
          <table:table-cell office:value-type="float" office:value="7955" calcext:value-type="float">
            <text:p>7955</text:p>
          </table:table-cell>
          <table:table-cell office:value-type="string" calcext:value-type="string">
            <text:p>Coventry Salt Storage Facility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6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0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2" calcext:value-type="float">
            <text:p>10900040602</text:p>
          </table:table-cell>
          <table:table-cell office:value-type="string" calcext:value-type="string">
            <text:p>Sedimentation-Siltation,Road Salt or Deice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19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95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07</text:p>
          </table:table-cell>
          <table:table-cell office:value-type="float" office:value="7955" calcext:value-type="float">
            <text:p>7955</text:p>
          </table:table-cell>
          <table:table-cell office:value-type="string" calcext:value-type="string">
            <text:p>Coventry Salt Storage Facility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6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0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3" calcext:value-type="float">
            <text:p>10900040603</text:p>
          </table:table-cell>
          <table:table-cell office:value-type="string" calcext:value-type="string">
            <text:p>Sedimentation-Siltation,Road Salt or Deice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19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95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9-Water(NPS)-01</text:p>
          </table:table-cell>
          <table:table-cell office:value-type="float" office:value="62360" calcext:value-type="float">
            <text:p>62360</text:p>
          </table:table-cell>
          <table:table-cell office:value-type="string" calcext:value-type="string">
            <text:p>Connection of Warwick Fire Station No. 5 to Municipal Sewer System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25,711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,148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0,85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office:value-type="string" calcext:value-type="string">
            <text:p>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14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36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'99-Water(NPS)-01</text:p>
          </table:table-cell>
          <table:table-cell office:value-type="float" office:value="27781" calcext:value-type="float">
            <text:p>27781</text:p>
          </table:table-cell>
          <table:table-cell office:value-type="string" calcext:value-type="string">
            <text:p>Greenwich Bay Watershed Stormwater Treatment Projec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34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36,851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70,85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/22/199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778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99-Water(NPS)-12</text:p>
          </table:table-cell>
          <table:table-cell office:value-type="float" office:value="21262" calcext:value-type="float">
            <text:p>21262</text:p>
          </table:table-cell>
          <table:table-cell office:value-type="string" calcext:value-type="string">
            <text:p>Southern Rhode Island Conservation District - Greenwich Bay Stormwater Management Projec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81,775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81,77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16/200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126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06</text:p>
          </table:table-cell>
          <table:table-cell office:value-type="float" office:value="7992" calcext:value-type="float">
            <text:p>7992</text:p>
          </table:table-cell>
          <table:table-cell office:value-type="string" calcext:value-type="string">
            <text:p>Discouraging Waterfowl in the Fry Brook Watershed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1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,66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6,66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28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99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2007-Water(B/G)-21</text:p>
          </table:table-cell>
          <table:table-cell office:value-type="float" office:value="62880" calcext:value-type="float">
            <text:p>62880</text:p>
          </table:table-cell>
          <table:table-cell office:value-type="string" calcext:value-type="string">
            <text:p>Foster Salt Storage Structur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51,023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4,01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5,03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5" calcext:value-type="float">
            <text:p>10900040605</text:p>
          </table:table-cell>
          <table:table-cell office:value-type="string" calcext:value-type="string">
            <text:p>Sedimentation-Siltatio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3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88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04</text:p>
          </table:table-cell>
          <table:table-cell office:value-type="float" office:value="7954" calcext:value-type="float">
            <text:p>7954</text:p>
          </table:table-cell>
          <table:table-cell office:value-type="string" calcext:value-type="string">
            <text:p>Pollution Prevention Assessments in the Woonasquatucket River Watershed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53,333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1,308</text:p>
          </table:table-cell>
          <table:table-cell office:value-type="string" calcext:value-type="string">
            <text:p>$24,24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8,88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502" calcext:value-type="float">
            <text:p>109000405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19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954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99-Water(NPS)-04</text:p>
          </table:table-cell>
          <table:table-cell office:value-type="float" office:value="21202" calcext:value-type="float">
            <text:p>21202</text:p>
          </table:table-cell>
          <table:table-cell office:value-type="string" calcext:value-type="string">
            <text:p>Nonpoint Source Pollution Abatement of the Sluiceway at the Lincoln Lace and Braid Brownfields Sit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71,4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7,6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9,0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502" calcext:value-type="float">
            <text:p>109000405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12/2000</text:p>
          </table:table-cell>
          <table:table-cell office:value-type="string" calcext:value-type="string">
            <text:p>Discontinued</text:p>
          </table:table-cell>
          <table:table-cell office:value-type="string" calcext:value-type="string">
            <text:p>&lt;a href="https://ordspub.epa.gov/ords/grts/f?p=grts:700:::NO:RP,700:P700_PRJ_SEQ:2120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0-Water(NPS)-01</text:p>
          </table:table-cell>
          <table:table-cell office:value-type="float" office:value="23913" calcext:value-type="float">
            <text:p>23913</text:p>
          </table:table-cell>
          <table:table-cell office:value-type="string" calcext:value-type="string">
            <text:p>York Pond Restoration Projec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145,53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97,02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42,56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1" calcext:value-type="float">
            <text:p>1090004090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30/2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913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13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llin's Cove Water Quality Restoration - Interim Measur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13,5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9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2,5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1" calcext:value-type="float">
            <text:p>109000409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01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00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06</text:p>
          </table:table-cell>
          <table:table-cell office:value-type="float" office:value="7992" calcext:value-type="float">
            <text:p>7992</text:p>
          </table:table-cell>
          <table:table-cell office:value-type="string" calcext:value-type="string">
            <text:p>Discouraging Waterfowl in the Fry Brook Watershed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1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,66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6,66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4" calcext:value-type="float">
            <text:p>10900040904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28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99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01</text:p>
          </table:table-cell>
          <table:table-cell office:value-type="float" office:value="7925" calcext:value-type="float">
            <text:p>7925</text:p>
          </table:table-cell>
          <table:table-cell office:value-type="string" calcext:value-type="string">
            <text:p>Blue Tab Project for ID of Homes Not Tied Into Warren Sewer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2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,3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,3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28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92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27</text:p>
          </table:table-cell>
          <table:table-cell office:value-type="float" office:value="23786" calcext:value-type="float">
            <text:p>23786</text:p>
          </table:table-cell>
          <table:table-cell office:value-type="string" calcext:value-type="string">
            <text:p>DEM - Narrow River Stormwater Management - TMDL Implementatio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31,7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1,1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2,8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2" calcext:value-type="float">
            <text:p>1090004091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15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78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0" calcext:value-type="float">
            <text:p>991257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7-Water(N05/B/G)-12</text:p>
          </table:table-cell>
          <table:table-cell office:value-type="float" office:value="62367" calcext:value-type="float">
            <text:p>62367</text:p>
          </table:table-cell>
          <table:table-cell office:value-type="string" calcext:value-type="string">
            <text:p>Narrow River Stormwater Abatement at Pettaquamscutt and Edgewater 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106,721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06,72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2" calcext:value-type="float">
            <text:p>10900040912</text:p>
          </table:table-cell>
          <table:table-cell office:value-type="string" calcext:value-type="string">
            <text:p>Sedimentation-Siltatio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23/2008</text:p>
          </table:table-cell>
          <table:table-cell office:value-type="string" calcext:value-type="string">
            <text:p>Behind Schedule</text:p>
          </table:table-cell>
          <table:table-cell office:value-type="string" calcext:value-type="string">
            <text:p>&lt;a href="https://ordspub.epa.gov/ords/grts/f?p=grts:700:::NO:RP,700:P700_PRJ_SEQ:62367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1" calcext:value-type="float">
            <text:p>991257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24</text:p>
          </table:table-cell>
          <table:table-cell office:value-type="float" office:value="23685" calcext:value-type="float">
            <text:p>23685</text:p>
          </table:table-cell>
          <table:table-cell office:value-type="string" calcext:value-type="string">
            <text:p>Conceptual Design Study at Warren Town Beach and Belcher Cov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5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3,3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3,3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9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68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0" calcext:value-type="float">
            <text:p>9912570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24</text:p>
          </table:table-cell>
          <table:table-cell office:value-type="float" office:value="23685" calcext:value-type="float">
            <text:p>23685</text:p>
          </table:table-cell>
          <table:table-cell office:value-type="string" calcext:value-type="string">
            <text:p>Conceptual Design Study at Warren Town Beach and Belcher Cov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5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3,3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3,3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1" calcext:value-type="float">
            <text:p>109000407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9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68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0" calcext:value-type="float">
            <text:p>991257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17</text:p>
          </table:table-cell>
          <table:table-cell office:value-type="float" office:value="23636" calcext:value-type="float">
            <text:p>23636</text:p>
          </table:table-cell>
          <table:table-cell office:value-type="string" calcext:value-type="string">
            <text:p>East Providence DPW Salt Storage Facility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4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6,66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6,66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2" calcext:value-type="float">
            <text:p>10900040702</text:p>
          </table:table-cell>
          <table:table-cell office:value-type="string" calcext:value-type="string">
            <text:p>Road Salt or Deice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02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63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0" calcext:value-type="float">
            <text:p>9912570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24</text:p>
          </table:table-cell>
          <table:table-cell office:value-type="float" office:value="23685" calcext:value-type="float">
            <text:p>23685</text:p>
          </table:table-cell>
          <table:table-cell office:value-type="string" calcext:value-type="string">
            <text:p>Conceptual Design Study at Warren Town Beach and Belcher Cov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5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3,3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3,3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2" calcext:value-type="float">
            <text:p>109000407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9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68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0" calcext:value-type="float">
            <text:p>9912570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5</text:p>
          </table:table-cell>
          <table:table-cell office:value-type="float" office:value="23756" calcext:value-type="float">
            <text:p>23756</text:p>
          </table:table-cell>
          <table:table-cell office:value-type="string" calcext:value-type="string">
            <text:p>Middletown: Slate Hill Farm Stormwater Retrofi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14,402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4,40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1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75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2008-Water(B/G)-20</text:p>
          </table:table-cell>
          <table:table-cell office:value-type="float" office:value="62405" calcext:value-type="float">
            <text:p>62405</text:p>
          </table:table-cell>
          <table:table-cell office:value-type="string" calcext:value-type="string">
            <text:p>Jamestown Salt Storage Structur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12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0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8" calcext:value-type="float">
            <text:p>10900040908</text:p>
          </table:table-cell>
          <table:table-cell office:value-type="string" calcext:value-type="string">
            <text:p>Sedimentation-Siltatio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10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40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27</text:p>
          </table:table-cell>
          <table:table-cell office:value-type="float" office:value="23787" calcext:value-type="float">
            <text:p>23787</text:p>
          </table:table-cell>
          <table:table-cell office:value-type="string" calcext:value-type="string">
            <text:p>DEM - Narrow River Stormwater Management - TMDL Implementatio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7,02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7,02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2" calcext:value-type="float">
            <text:p>1090004091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15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787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2008-Water(B/G)-20</text:p>
          </table:table-cell>
          <table:table-cell office:value-type="float" office:value="62405" calcext:value-type="float">
            <text:p>62405</text:p>
          </table:table-cell>
          <table:table-cell office:value-type="string" calcext:value-type="string">
            <text:p>Jamestown Salt Storage Structur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12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0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9" calcext:value-type="float">
            <text:p>10900040909</text:p>
          </table:table-cell>
          <table:table-cell office:value-type="string" calcext:value-type="string">
            <text:p>Sedimentation-Siltatio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10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40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5</text:p>
          </table:table-cell>
          <table:table-cell office:value-type="float" office:value="23756" calcext:value-type="float">
            <text:p>23756</text:p>
          </table:table-cell>
          <table:table-cell office:value-type="string" calcext:value-type="string">
            <text:p>Middletown: Slate Hill Farm Stormwater Retrofi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14,402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4,40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1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75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6</text:p>
          </table:table-cell>
          <table:table-cell office:value-type="float" office:value="23760" calcext:value-type="float">
            <text:p>23760</text:p>
          </table:table-cell>
          <table:table-cell office:value-type="string" calcext:value-type="string">
            <text:p>Warren: Kickemuit Reservoir Stormwater Abatement Design and Implementatio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3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9/2010</text:p>
          </table:table-cell>
          <table:table-cell office:value-type="string" calcext:value-type="string">
            <text:p>Never Initiated</text:p>
          </table:table-cell>
          <table:table-cell office:value-type="string" calcext:value-type="string">
            <text:p>&lt;a href="https://ordspub.epa.gov/ords/grts/f?p=grts:700:::NO:RP,700:P700_PRJ_SEQ:2376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1-Water(NPS)-05</text:p>
          </table:table-cell>
          <table:table-cell office:value-type="float" office:value="27723" calcext:value-type="float">
            <text:p>27723</text:p>
          </table:table-cell>
          <table:table-cell office:value-type="string" calcext:value-type="string">
            <text:p>Kickemuit Reservoir Stormwater Abatement Feasibility Study (Serpentine Road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7,9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,82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9,7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23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7723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1-Water(NPS)-05</text:p>
          </table:table-cell>
          <table:table-cell office:value-type="float" office:value="27723" calcext:value-type="float">
            <text:p>27723</text:p>
          </table:table-cell>
          <table:table-cell office:value-type="string" calcext:value-type="string">
            <text:p>Kickemuit Reservoir Stormwater Abatement Feasibility Study (Serpentine Road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7,9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,82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9,7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1" calcext:value-type="float">
            <text:p>109000407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23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7723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1</text:p>
          </table:table-cell>
          <table:table-cell office:value-type="float" office:value="23641" calcext:value-type="float">
            <text:p>23641</text:p>
          </table:table-cell>
          <table:table-cell office:value-type="string" calcext:value-type="string">
            <text:p>Barrington Salt Storage Facilit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6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0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2" calcext:value-type="float">
            <text:p>10900040702</text:p>
          </table:table-cell>
          <table:table-cell office:value-type="string" calcext:value-type="string">
            <text:p>Sedimentation-Siltation,Road Salt or Deice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7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64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7</text:p>
          </table:table-cell>
          <table:table-cell office:value-type="float" office:value="23761" calcext:value-type="float">
            <text:p>23761</text:p>
          </table:table-cell>
          <table:table-cell office:value-type="string" calcext:value-type="string">
            <text:p>Warren Town Beach Stormwater Treatment Feasibility and Desig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19,61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3,07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,69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2" calcext:value-type="float">
            <text:p>109000407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7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76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5</text:p>
          </table:table-cell>
          <table:table-cell office:value-type="float" office:value="62412" calcext:value-type="float">
            <text:p>62412</text:p>
          </table:table-cell>
          <table:table-cell office:value-type="string" calcext:value-type="string">
            <text:p>Middletown: Slate Hill Farm Stormwater Retrofi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1,017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1,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10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41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27 </text:p>
          </table:table-cell>
          <table:table-cell office:value-type="float" office:value="27785" calcext:value-type="float">
            <text:p>27785</text:p>
          </table:table-cell>
          <table:table-cell office:value-type="string" calcext:value-type="string">
            <text:p>DEM Sust. Watersheds: Narrow River Stormwater Abatement Stud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50,0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5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2" calcext:value-type="float">
            <text:p>1090004091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7785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8-Water(NPS)-02</text:p>
          </table:table-cell>
          <table:table-cell office:value-type="float" office:value="62361" calcext:value-type="float">
            <text:p>62361</text:p>
          </table:table-cell>
          <table:table-cell office:value-type="string" calcext:value-type="string">
            <text:p>Bristol Town Beach Stormwater Pipe Retrofit Design and Permitting Projec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36,62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4,21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0,8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2" calcext:value-type="float">
            <text:p>109000409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17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36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7-Water(N05/B/G)-11</text:p>
          </table:table-cell>
          <table:table-cell office:value-type="float" office:value="40181" calcext:value-type="float">
            <text:p>40181</text:p>
          </table:table-cell>
          <table:table-cell office:value-type="string" calcext:value-type="string">
            <text:p>Sun Valley Storm Water Infiltration Projec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47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1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63,06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25,06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4" calcext:value-type="float">
            <text:p>10900040904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018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8-Water(NPS)-02</text:p>
          </table:table-cell>
          <table:table-cell office:value-type="float" office:value="62361" calcext:value-type="float">
            <text:p>62361</text:p>
          </table:table-cell>
          <table:table-cell office:value-type="string" calcext:value-type="string">
            <text:p>Bristol Town Beach Stormwater Pipe Retrofit Design and Permitting Projec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36,62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4,21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0,8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17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36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5</text:p>
          </table:table-cell>
          <table:table-cell office:value-type="float" office:value="62412" calcext:value-type="float">
            <text:p>62412</text:p>
          </table:table-cell>
          <table:table-cell office:value-type="string" calcext:value-type="string">
            <text:p>Middletown: Slate Hill Farm Stormwater Retrofi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1,017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1,0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10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41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7-Water (319/05)-05</text:p>
          </table:table-cell>
          <table:table-cell office:value-type="float" office:value="27684" calcext:value-type="float">
            <text:p>27684</text:p>
          </table:table-cell>
          <table:table-cell office:value-type="string" calcext:value-type="string">
            <text:p>Town Pond Environmental Restoration Projec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44,512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33,3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77,84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7684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2" calcext:value-type="float">
            <text:p>9912570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5</text:p>
          </table:table-cell>
          <table:table-cell office:value-type="float" office:value="62413" calcext:value-type="float">
            <text:p>62413</text:p>
          </table:table-cell>
          <table:table-cell office:value-type="string" calcext:value-type="string">
            <text:p>Middletown: Slate Hill Farm Stormwater Retrofi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22,581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22,58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01/200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62413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7-Water(NPS05)-07</text:p>
          </table:table-cell>
          <table:table-cell office:value-type="float" office:value="26861" calcext:value-type="float">
            <text:p>26861</text:p>
          </table:table-cell>
          <table:table-cell office:value-type="string" calcext:value-type="string">
            <text:p>Middletown: Gaudet Middle School Stormwater Retrofi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24,065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,02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,08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30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86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8-Water(NPS)-06</text:p>
          </table:table-cell>
          <table:table-cell office:value-type="float" office:value="73964" calcext:value-type="float">
            <text:p>73964</text:p>
          </table:table-cell>
          <table:table-cell office:value-type="string" calcext:value-type="string">
            <text:p>Middletown Newport Avenue Bioretention Stormwater Retrofi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41,002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8,465</text:p>
          </table:table-cell>
          <table:table-cell table:number-columns-repeated="3" office:value-type="string" calcext:value-type="string">
            <text:p>$0</text:p>
          </table:table-cell>
          <table:table-cell office:value-type="string" calcext:value-type="string">
            <text:p>$69,46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2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3964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7-Water(NPS)-14</text:p>
          </table:table-cell>
          <table:table-cell office:value-type="float" office:value="74064" calcext:value-type="float">
            <text:p>74064</text:p>
          </table:table-cell>
          <table:table-cell office:value-type="string" calcext:value-type="string">
            <text:p>Barrington: Allin's Cove 3rd Street Feasibility and Design Projec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10,1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,7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6,8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2" calcext:value-type="float">
            <text:p>109000409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2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4064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10</text:p>
          </table:table-cell>
          <table:table-cell office:value-type="float" office:value="62409" calcext:value-type="float">
            <text:p>62409</text:p>
          </table:table-cell>
          <table:table-cell office:value-type="string" calcext:value-type="string">
            <text:p>Tuscatucket Brook Stormwater Abatement Feasibility Stud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34,45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9,411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3,86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6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409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25</text:p>
          </table:table-cell>
          <table:table-cell office:value-type="float" office:value="74000" calcext:value-type="float">
            <text:p>74000</text:p>
          </table:table-cell>
          <table:table-cell office:value-type="string" calcext:value-type="string">
            <text:p>Warwick Brushneck Cove Infiltration Projec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12,478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0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2,4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30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400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7-Water(N05/B/G)-10</text:p>
          </table:table-cell>
          <table:table-cell office:value-type="float" office:value="27001" calcext:value-type="float">
            <text:p>27001</text:p>
          </table:table-cell>
          <table:table-cell office:value-type="string" calcext:value-type="string">
            <text:p>East Greenwich: Hill and Harbour Stormwater Infiltration Projec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29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60,998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2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21,99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30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700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10</text:p>
          </table:table-cell>
          <table:table-cell office:value-type="float" office:value="62409" calcext:value-type="float">
            <text:p>62409</text:p>
          </table:table-cell>
          <table:table-cell office:value-type="string" calcext:value-type="string">
            <text:p>Tuscatucket Brook Stormwater Abatement Feasibility Stud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34,45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9,411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3,86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9" calcext:value-type="float">
            <text:p>10900040609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6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409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22</text:p>
          </table:table-cell>
          <table:table-cell office:value-type="float" office:value="73962" calcext:value-type="float">
            <text:p>73962</text:p>
          </table:table-cell>
          <table:table-cell office:value-type="string" calcext:value-type="string">
            <text:p>Woonasquatucket Reservoir Stormwater Abatement at Mann School Roa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110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0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22,47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41,47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502" calcext:value-type="float">
            <text:p>10900040502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31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396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7-Water(NPS-05)-20</text:p>
          </table:table-cell>
          <table:table-cell office:value-type="float" office:value="26862" calcext:value-type="float">
            <text:p>26862</text:p>
          </table:table-cell>
          <table:table-cell office:value-type="string" calcext:value-type="string">
            <text:p>Barrington: Allin's Cove Paper Street and Bay Spring Avenue Design and Construction Projec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153,39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16,709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75,058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45,15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1" calcext:value-type="float">
            <text:p>10900040901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31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86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7-Water(NPS)-14</text:p>
          </table:table-cell>
          <table:table-cell office:value-type="float" office:value="74064" calcext:value-type="float">
            <text:p>74064</text:p>
          </table:table-cell>
          <table:table-cell office:value-type="string" calcext:value-type="string">
            <text:p>Barrington: Allin's Cove 3rd Street Feasibility and Design Projec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10,1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,7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6,8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1" calcext:value-type="float">
            <text:p>109000409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2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4064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7-Water(N05/B/G)-10</text:p>
          </table:table-cell>
          <table:table-cell office:value-type="float" office:value="62440" calcext:value-type="float">
            <text:p>62440</text:p>
          </table:table-cell>
          <table:table-cell office:value-type="string" calcext:value-type="string">
            <text:p>East Greenwich: Hill and Harbour District Stormwater Infiltration Projec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50,000</text:p>
          </table:table-cell>
          <table:table-cell table:number-columns-repeated="3" office:value-type="string" calcext:value-type="string">
            <text:p>$0</text:p>
          </table:table-cell>
          <table:table-cell office:value-type="string" calcext:value-type="string">
            <text:p>$29,000</text:p>
          </table:table-cell>
          <table:table-cell office:value-type="string" calcext:value-type="string">
            <text:p>$60,978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2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71,97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30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4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22</text:p>
          </table:table-cell>
          <table:table-cell office:value-type="float" office:value="62401" calcext:value-type="float">
            <text:p>62401</text:p>
          </table:table-cell>
          <table:table-cell office:value-type="string" calcext:value-type="string">
            <text:p>Woonasquatucket Reservoir Stormwater Abatement at Mann School Road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61,377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0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22,47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92,8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502" calcext:value-type="float">
            <text:p>10900040502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31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40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9-Water(NPS)-02</text:p>
          </table:table-cell>
          <table:table-cell office:value-type="float" office:value="70260" calcext:value-type="float">
            <text:p>70260</text:p>
          </table:table-cell>
          <table:table-cell office:value-type="string" calcext:value-type="string">
            <text:p>Stillwater Mill Porous Pavement Auxiliary Parking Lot Projec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66,03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5,2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91,23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2" calcext:value-type="float">
            <text:p>10900030202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29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026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7-Water(NPS)-03</text:p>
          </table:table-cell>
          <table:table-cell office:value-type="float" office:value="40382" calcext:value-type="float">
            <text:p>40382</text:p>
          </table:table-cell>
          <table:table-cell office:value-type="string" calcext:value-type="string">
            <text:p>Warren Salt Storage Facilit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10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6,67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66,67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1" calcext:value-type="float">
            <text:p>10900040701</text:p>
          </table:table-cell>
          <table:table-cell office:value-type="string" calcext:value-type="string">
            <text:p>Sedimentation-Siltatio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01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038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3" calcext:value-type="float">
            <text:p>9912570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28</text:p>
          </table:table-cell>
          <table:table-cell office:value-type="float" office:value="73967" calcext:value-type="float">
            <text:p>73967</text:p>
          </table:table-cell>
          <table:table-cell office:value-type="string" calcext:value-type="string">
            <text:p>East Shore Drive Stormwater Improvement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27,243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6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3,24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3" calcext:value-type="float">
            <text:p>10900040603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24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3967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2-Water(NPS)-23</text:p>
          </table:table-cell>
          <table:table-cell office:value-type="float" office:value="73981" calcext:value-type="float">
            <text:p>73981</text:p>
          </table:table-cell>
          <table:table-cell office:value-type="string" calcext:value-type="string">
            <text:p>Coventry: Sandy Bottom Road Wetland Restorati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6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0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3" calcext:value-type="float">
            <text:p>10900040603</text:p>
          </table:table-cell>
          <table:table-cell office:value-type="string" calcext:value-type="string">
            <text:p>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29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398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9-Water(NPS)-04</text:p>
          </table:table-cell>
          <table:table-cell office:value-type="float" office:value="62200" calcext:value-type="float">
            <text:p>62200</text:p>
          </table:table-cell>
          <table:table-cell office:value-type="string" calcext:value-type="string">
            <text:p>Bristol Town Beach Stormwater Pipe Retrofit Construction Projec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195,925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7,808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23,7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2" calcext:value-type="float">
            <text:p>10900040902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20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20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8-Water(NPS)-07</text:p>
          </table:table-cell>
          <table:table-cell office:value-type="float" office:value="40140" calcext:value-type="float">
            <text:p>40140</text:p>
          </table:table-cell>
          <table:table-cell office:value-type="string" calcext:value-type="string">
            <text:p>Rockland Pipe Stream Riparian Restoration - Providence Water Supply Boar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1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6" calcext:value-type="float">
            <text:p>10900040606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16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01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8-Water(NPS)-10</text:p>
          </table:table-cell>
          <table:table-cell office:value-type="float" office:value="84501" calcext:value-type="float">
            <text:p>84501</text:p>
          </table:table-cell>
          <table:table-cell office:value-type="string" calcext:value-type="string">
            <text:p>Ten Mile River Aquatic Ecosystem Restoration Projec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17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,060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,235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401" calcext:value-type="float">
            <text:p>1090004040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23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450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9-Water(NPS)-06</text:p>
          </table:table-cell>
          <table:table-cell office:value-type="float" office:value="62502" calcext:value-type="float">
            <text:p>62502</text:p>
          </table:table-cell>
          <table:table-cell office:value-type="string" calcext:value-type="string">
            <text:p>Middletown: Feasibility Study for the Attenuation of Phosphorus in Stormwater in the North Easton Pond Watershe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7,9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,1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1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1/2012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62502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3</text:p>
          </table:table-cell>
          <table:table-cell office:value-type="float" office:value="84283" calcext:value-type="float">
            <text:p>84283</text:p>
          </table:table-cell>
          <table:table-cell office:value-type="string" calcext:value-type="string">
            <text:p>Middletown: Maidford River Bank Stabilizati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50,0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5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0" calcext:value-type="float">
            <text:p>10900040910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30/2012</text:p>
          </table:table-cell>
          <table:table-cell office:value-type="string" calcext:value-type="string">
            <text:p>Discontinued</text:p>
          </table:table-cell>
          <table:table-cell office:value-type="string" calcext:value-type="string">
            <text:p>&lt;a href="https://ordspub.epa.gov/ords/grts/f?p=grts:700:::NO:RP,700:P700_PRJ_SEQ:84283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4</text:p>
          </table:table-cell>
          <table:table-cell office:value-type="float" office:value="73966" calcext:value-type="float">
            <text:p>73966</text:p>
          </table:table-cell>
          <table:table-cell office:value-type="string" calcext:value-type="string">
            <text:p>West Warwick Former Landfill Closure Projec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6,66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6,66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3" calcext:value-type="float">
            <text:p>10900040603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9/2007</text:p>
          </table:table-cell>
          <table:table-cell office:value-type="string" calcext:value-type="string">
            <text:p>Behind Schedule</text:p>
          </table:table-cell>
          <table:table-cell office:value-type="string" calcext:value-type="string">
            <text:p>&lt;a href="https://ordspub.epa.gov/ords/grts/f?p=grts:700:::NO:RP,700:P700_PRJ_SEQ:7396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4</text:p>
          </table:table-cell>
          <table:table-cell office:value-type="float" office:value="73966" calcext:value-type="float">
            <text:p>73966</text:p>
          </table:table-cell>
          <table:table-cell office:value-type="string" calcext:value-type="string">
            <text:p>West Warwick Former Landfill Closure Projec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6,66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6,66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7" calcext:value-type="float">
            <text:p>10900040607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9/2007</text:p>
          </table:table-cell>
          <table:table-cell office:value-type="string" calcext:value-type="string">
            <text:p>Behind Schedule</text:p>
          </table:table-cell>
          <table:table-cell office:value-type="string" calcext:value-type="string">
            <text:p>&lt;a href="https://ordspub.epa.gov/ords/grts/f?p=grts:700:::NO:RP,700:P700_PRJ_SEQ:7396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9-Water(NPS)-04</text:p>
          </table:table-cell>
          <table:table-cell office:value-type="float" office:value="89841" calcext:value-type="float">
            <text:p>89841</text:p>
          </table:table-cell>
          <table:table-cell office:value-type="string" calcext:value-type="string">
            <text:p>Bristol Town Beach Stormwater Pipe Retrofit Construction Projec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,475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2,47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2" calcext:value-type="float">
            <text:p>109000409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20/201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8984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1-Water(NPS)-08</text:p>
          </table:table-cell>
          <table:table-cell office:value-type="float" office:value="73960" calcext:value-type="float">
            <text:p>73960</text:p>
          </table:table-cell>
          <table:table-cell office:value-type="string" calcext:value-type="string">
            <text:p>Greenwich Cove Restoration Project: Outfall #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7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7,33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4,33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30/2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396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4-Water(NPS)-04</text:p>
          </table:table-cell>
          <table:table-cell office:value-type="float" office:value="73966" calcext:value-type="float">
            <text:p>73966</text:p>
          </table:table-cell>
          <table:table-cell office:value-type="string" calcext:value-type="string">
            <text:p>West Warwick Former Landfill Closure Projec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6,66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6,66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9" calcext:value-type="float">
            <text:p>10900040609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9/2007</text:p>
          </table:table-cell>
          <table:table-cell office:value-type="string" calcext:value-type="string">
            <text:p>Behind Schedule</text:p>
          </table:table-cell>
          <table:table-cell office:value-type="string" calcext:value-type="string">
            <text:p>&lt;a href="https://ordspub.epa.gov/ords/grts/f?p=grts:700:::NO:RP,700:P700_PRJ_SEQ:7396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9-Water(NPS)-03</text:p>
          </table:table-cell>
          <table:table-cell office:value-type="float" office:value="62180" calcext:value-type="float">
            <text:p>62180</text:p>
          </table:table-cell>
          <table:table-cell office:value-type="string" calcext:value-type="string">
            <text:p>Sawmill Pond Watershed Restoration Projec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40,859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5,71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6,57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4" calcext:value-type="float">
            <text:p>10900040904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20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18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09-Water(NPS)-05</text:p>
          </table:table-cell>
          <table:table-cell office:value-type="float" office:value="62501" calcext:value-type="float">
            <text:p>62501</text:p>
          </table:table-cell>
          <table:table-cell office:value-type="string" calcext:value-type="string">
            <text:p>DOT: Stormwater Bioretention for Reconstruction of Two Mile Corne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364,978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6,76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11,74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office:value-type="string" calcext:value-type="string">
            <text:p>Sedimentation-Siltation,Phosphorus,Nitrogen,Metals (Zinc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21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50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74140" calcext:value-type="float">
            <text:p>74140</text:p>
          </table:table-cell>
          <table:table-cell office:value-type="string" calcext:value-type="string">
            <text:p>Demonstration of Wetland Restoration - "8-Rod Farm" Tiverton, R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42,565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42,56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0" calcext:value-type="float">
            <text:p>10900040910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01/2012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741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74140" calcext:value-type="float">
            <text:p>74140</text:p>
          </table:table-cell>
          <table:table-cell office:value-type="string" calcext:value-type="string">
            <text:p>Demonstration of Wetland Restoration - "8-Rod Farm" Tiverton, R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42,565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42,56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503" calcext:value-type="float">
            <text:p>10900020503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01/2012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741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4" calcext:value-type="float">
            <text:p>9912570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8" calcext:value-type="float">
            <text:p>10900040908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0" calcext:value-type="float">
            <text:p>10900040910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2" calcext:value-type="float">
            <text:p>10900040912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2" calcext:value-type="float">
            <text:p>10900040602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3" calcext:value-type="float">
            <text:p>10900040603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7" calcext:value-type="float">
            <text:p>10900040607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8" calcext:value-type="float">
            <text:p>10900040608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9" calcext:value-type="float">
            <text:p>10900040909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2" calcext:value-type="float">
            <text:p>10900040902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5" calcext:value-type="float">
            <text:p>10900040605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9" calcext:value-type="float">
            <text:p>10900040609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6" calcext:value-type="float">
            <text:p>10900040906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502" calcext:value-type="float">
            <text:p>10900040502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3" calcext:value-type="float">
            <text:p>10900030203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501" calcext:value-type="float">
            <text:p>10900040501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1" calcext:value-type="float">
            <text:p>10900040601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4" calcext:value-type="float">
            <text:p>10900040604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2</text:p>
          </table:table-cell>
          <table:table-cell office:value-type="float" office:value="103249" calcext:value-type="float">
            <text:p>103249</text:p>
          </table:table-cell>
          <table:table-cell office:value-type="string" calcext:value-type="string">
            <text:p>Village of North Scituate: Low Impact Development Retrofit and Education Projec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15,633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75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90,6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4" calcext:value-type="float">
            <text:p>10900040604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9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49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6" calcext:value-type="float">
            <text:p>10900040606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2</text:p>
          </table:table-cell>
          <table:table-cell office:value-type="float" office:value="103249" calcext:value-type="float">
            <text:p>103249</text:p>
          </table:table-cell>
          <table:table-cell office:value-type="string" calcext:value-type="string">
            <text:p>Village of North Scituate: Low Impact Development Retrofit and Education Projec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15,633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75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90,6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6" calcext:value-type="float">
            <text:p>10900040606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9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49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1" calcext:value-type="float">
            <text:p>10900040901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4" calcext:value-type="float">
            <text:p>10900040904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4</text:p>
          </table:table-cell>
          <table:table-cell office:value-type="float" office:value="84320" calcext:value-type="float">
            <text:p>84320</text:p>
          </table:table-cell>
          <table:table-cell office:value-type="string" calcext:value-type="string">
            <text:p>Bristol: Guiteras School Property Retrofi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253,613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0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53,61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/03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4320" target="_blank"&gt;VIEW&lt;/a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[ { "title":"Bristol-Kickemuit Rivers Watershed Plan", "link":"", "status":"" }]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301" calcext:value-type="float">
            <text:p>11000010301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2030203" calcext:value-type="float">
            <text:p>2030203</text:p>
          </table:table-cell>
          <table:table-cell office:value-type="float" office:value="20302030000" calcext:value-type="float">
            <text:p>20302030000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503" calcext:value-type="float">
            <text:p>10900020503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502" calcext:value-type="float">
            <text:p>10900020502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8" calcext:value-type="float">
            <text:p>10900030208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4" calcext:value-type="float">
            <text:p>10900030204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2" calcext:value-type="float">
            <text:p>10900030202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1" calcext:value-type="float">
            <text:p>10900040701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401" calcext:value-type="float">
            <text:p>10900040401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2" calcext:value-type="float">
            <text:p>10900040702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7" calcext:value-type="float">
            <text:p>10900030207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6" calcext:value-type="float">
            <text:p>10900030206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803" calcext:value-type="float">
            <text:p>10900040803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2</text:p>
          </table:table-cell>
          <table:table-cell office:value-type="float" office:value="103246" calcext:value-type="float">
            <text:p>103246</text:p>
          </table:table-cell>
          <table:table-cell office:value-type="string" calcext:value-type="string">
            <text:p>Village of North Scituate: Low Impact Development Retrofit and Education Projec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97,979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75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72,97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4" calcext:value-type="float">
            <text:p>10900040604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9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4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2</text:p>
          </table:table-cell>
          <table:table-cell office:value-type="float" office:value="103246" calcext:value-type="float">
            <text:p>103246</text:p>
          </table:table-cell>
          <table:table-cell office:value-type="string" calcext:value-type="string">
            <text:p>Village of North Scituate: Low Impact Development Retrofit and Education Projec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97,979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75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72,97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6" calcext:value-type="float">
            <text:p>10900040606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9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4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1-Water(NPS)-04</text:p>
          </table:table-cell>
          <table:table-cell office:value-type="float" office:value="103251" calcext:value-type="float">
            <text:p>103251</text:p>
          </table:table-cell>
          <table:table-cell office:value-type="string" calcext:value-type="string">
            <text:p>Bristol: Guiteras School Property Retrofi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1,387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0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1,38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9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51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4-Water(NPS)-01</text:p>
          </table:table-cell>
          <table:table-cell office:value-type="float" office:value="103274" calcext:value-type="float">
            <text:p>103274</text:p>
          </table:table-cell>
          <table:table-cell office:value-type="string" calcext:value-type="string">
            <text:p>Warren: Water Street Subsurface Infiltration Chambers Final Design and Construction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$63,19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63,19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2" calcext:value-type="float">
            <text:p>10900040702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office:value-type="float" office:value="169.3" calcext:value-type="float">
            <text:p>169.3</text:p>
          </table:table-cell>
          <table:table-cell office:value-type="float" office:value="30.8" calcext:value-type="float">
            <text:p>30.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74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4-Water(NPS)-03</text:p>
          </table:table-cell>
          <table:table-cell office:value-type="float" office:value="104893" calcext:value-type="float">
            <text:p>104893</text:p>
          </table:table-cell>
          <table:table-cell office:value-type="string" calcext:value-type="string">
            <text:p>Newport: Hillside Avenue Public Right-of-Way Green Infrastructure Parking Demonstration Project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$76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76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office:value-type="string" calcext:value-type="string">
            <text:p>Stormwater Volume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06/2016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04893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4-Water(NPS)-04</text:p>
          </table:table-cell>
          <table:table-cell office:value-type="float" office:value="103276" calcext:value-type="float">
            <text:p>103276</text:p>
          </table:table-cell>
          <table:table-cell office:value-type="string" calcext:value-type="string">
            <text:p>Warwick: Brushneck Cove Infiltraton Project at Asylum Roa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31,455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33,335</text:p>
          </table:table-cell>
          <table:table-cell office:value-type="string" calcext:value-type="string">
            <text:p>$64,79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office:value-type="float" office:value="5.07" calcext:value-type="float">
            <text:p>5.07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9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76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5" calcext:value-type="float">
            <text:p>9912570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4-Water(NPS)-03</text:p>
          </table:table-cell>
          <table:table-cell office:value-type="float" office:value="103280" calcext:value-type="float">
            <text:p>103280</text:p>
          </table:table-cell>
          <table:table-cell office:value-type="string" calcext:value-type="string">
            <text:p>Newport: Hillside Avenue Public Right-of-Way Green Infrastructure Parking Demonstration Project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$175,038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79,86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54,9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8.7" calcext:value-type="float">
            <text:p>18.7</text:p>
          </table:table-cell>
          <table:table-cell office:value-type="float" office:value="2.8" calcext:value-type="float">
            <text:p>2.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7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80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6" calcext:value-type="float">
            <text:p>991257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3277" calcext:value-type="float">
            <text:p>103277</text:p>
          </table:table-cell>
          <table:table-cell office:value-type="string" calcext:value-type="string">
            <text:p>Aquidneck Island BMPS and Related NWQI Activitie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$100,015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100,01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0" calcext:value-type="float">
            <text:p>10900040910</text:p>
          </table:table-cell>
          <table:table-cell office:value-type="string" calcext:value-type="string">
            <text:p>Stormwater Volume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17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03277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6" calcext:value-type="float">
            <text:p>991257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4-Water(NPS)-03</text:p>
          </table:table-cell>
          <table:table-cell office:value-type="float" office:value="107380" calcext:value-type="float">
            <text:p>107380</text:p>
          </table:table-cell>
          <table:table-cell office:value-type="string" calcext:value-type="string">
            <text:p>Newport: Hillside Avenue Public Right-of-Way Green Infrastructure Parking Demonstration Projec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$104,825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79,86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84,68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office:value-type="string" calcext:value-type="string">
            <text:p>Stormwater Volume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7/201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107380" target="_blank"&gt;VIEW&lt;/a&gt;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9125706" calcext:value-type="float">
            <text:p>991257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51" calcext:value-type="float">
            <text:p>105351</text:p>
          </table:table-cell>
          <table:table-cell office:value-type="string" calcext:value-type="string">
            <text:p>NWQI Activitie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$125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125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1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10535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6" calcext:value-type="float">
            <text:p>9912570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3289" calcext:value-type="float">
            <text:p>103289</text:p>
          </table:table-cell>
          <table:table-cell office:value-type="string" calcext:value-type="string">
            <text:p>NWQI Activitie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154,312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154,3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9/2016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03289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6" calcext:value-type="float">
            <text:p>991257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3289" calcext:value-type="float">
            <text:p>103289</text:p>
          </table:table-cell>
          <table:table-cell office:value-type="string" calcext:value-type="string">
            <text:p>NWQI Activitie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154,312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154,3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0" calcext:value-type="float">
            <text:p>10900040910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9/2016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03289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6" calcext:value-type="float">
            <text:p>991257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3289" calcext:value-type="float">
            <text:p>103289</text:p>
          </table:table-cell>
          <table:table-cell office:value-type="string" calcext:value-type="string">
            <text:p>NWQI Activitie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154,312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154,3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9/2016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03289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6" calcext:value-type="float">
            <text:p>9912570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81" calcext:value-type="float">
            <text:p>105381</text:p>
          </table:table-cell>
          <table:table-cell office:value-type="string" calcext:value-type="string">
            <text:p>Portsmouth: Septic System Installation at the Common Fence Point Improvement Association Community Hall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35,82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5,82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71,64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30/2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8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6" calcext:value-type="float">
            <text:p>9912570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8" calcext:value-type="float">
            <text:p>10900040908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0" calcext:value-type="float">
            <text:p>10900040910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2" calcext:value-type="float">
            <text:p>10900040912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2" calcext:value-type="float">
            <text:p>10900040602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3" calcext:value-type="float">
            <text:p>10900040603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7" calcext:value-type="float">
            <text:p>10900040607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8" calcext:value-type="float">
            <text:p>10900040608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9" calcext:value-type="float">
            <text:p>10900040909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2" calcext:value-type="float">
            <text:p>10900040902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5" calcext:value-type="float">
            <text:p>10900040605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9" calcext:value-type="float">
            <text:p>10900040609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6" calcext:value-type="float">
            <text:p>10900040906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502" calcext:value-type="float">
            <text:p>10900040502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3" calcext:value-type="float">
            <text:p>10900030203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501" calcext:value-type="float">
            <text:p>10900040501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1" calcext:value-type="float">
            <text:p>10900040601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4" calcext:value-type="float">
            <text:p>10900040604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6" calcext:value-type="float">
            <text:p>10900040606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1" calcext:value-type="float">
            <text:p>10900040901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4" calcext:value-type="float">
            <text:p>10900040904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0515" calcext:value-type="float">
            <text:p>110515</text:p>
          </table:table-cell>
          <table:table-cell office:value-type="string" calcext:value-type="string">
            <text:p>Bristol: Tanyard Reservoir Buffer Restoration Projec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75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75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209" calcext:value-type="float">
            <text:p>1209</text:p>
          </table:table-cell>
          <table:table-cell office:value-type="float" office:value="137" calcext:value-type="float">
            <text:p>137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1/2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10515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 { "title":"Bristol-Kickemuit Rivers Watershed Plan", "link":"https://ordspub.epa.gov/ords/grts/GRTSADM.download_my_file?p_file=209047&amp;p_page=PROJECT", "status":"Implementing Plan" }]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9329" calcext:value-type="float">
            <text:p>119329</text:p>
          </table:table-cell>
          <table:table-cell office:value-type="string" calcext:value-type="string">
            <text:p>Aquidneck Island Planning Commission: Island Waters Best Management Practices Installation Project (WVTSs)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50,000</text:p>
          </table:table-cell>
          <table:table-cell table:number-columns-repeated="3" office:value-type="string" calcext:value-type="string">
            <text:p>$0</text:p>
          </table:table-cell>
          <table:table-cell office:value-type="string" calcext:value-type="string">
            <text:p>$590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4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665.3" calcext:value-type="float">
            <text:p>665.3</text:p>
          </table:table-cell>
          <table:table-cell office:value-type="float" office:value="199.3" calcext:value-type="float">
            <text:p>199.3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1/201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19329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301" calcext:value-type="float">
            <text:p>11000010301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2030203" calcext:value-type="float">
            <text:p>2030203</text:p>
          </table:table-cell>
          <table:table-cell office:value-type="float" office:value="20302030000" calcext:value-type="float">
            <text:p>20302030000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503" calcext:value-type="float">
            <text:p>10900020503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502" calcext:value-type="float">
            <text:p>10900020502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8" calcext:value-type="float">
            <text:p>10900030208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4" calcext:value-type="float">
            <text:p>10900030204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2" calcext:value-type="float">
            <text:p>10900030202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1" calcext:value-type="float">
            <text:p>10900040701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401" calcext:value-type="float">
            <text:p>10900040401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2" calcext:value-type="float">
            <text:p>10900040702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17-Water(NPS)-</text:p>
          </table:table-cell>
          <table:table-cell office:value-type="float" office:value="110516" calcext:value-type="float">
            <text:p>110516</text:p>
          </table:table-cell>
          <table:table-cell office:value-type="string" calcext:value-type="string">
            <text:p>Warren: <text:s/>Warren Boulevard Stream Channel Restoration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53,661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6,81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90,47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2" calcext:value-type="float">
            <text:p>109000407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9</text:p>
          </table:table-cell>
          <table:table-cell office:value-type="string" calcext:value-type="string">
            <text:p>Discontinued</text:p>
          </table:table-cell>
          <table:table-cell office:value-type="string" calcext:value-type="string">
            <text:p>&lt;a href="https://ordspub.epa.gov/ords/grts/f?p=grts:700:::NO:RP,700:P700_PRJ_SEQ:110516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 { "title":"Bristol-Palmer-Warren Rivers Watershed Plan", "link":"", "status":"Implementing Plan" }]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7" calcext:value-type="float">
            <text:p>10900030207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5" calcext:value-type="float">
            <text:p>10900030205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6" calcext:value-type="float">
            <text:p>10900030206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803" calcext:value-type="float">
            <text:p>10900040803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2030202" calcext:value-type="float">
            <text:p>2030202</text:p>
          </table:table-cell>
          <table:table-cell office:value-type="float" office:value="20302020804" calcext:value-type="float">
            <text:p>20302020804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0519" calcext:value-type="float">
            <text:p>110519</text:p>
          </table:table-cell>
          <table:table-cell office:value-type="string" calcext:value-type="string">
            <text:p>NWQI Activitie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$3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17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10519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0519" calcext:value-type="float">
            <text:p>110519</text:p>
          </table:table-cell>
          <table:table-cell office:value-type="string" calcext:value-type="string">
            <text:p>NWQI Activitie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$3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0" calcext:value-type="float">
            <text:p>10900040910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17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10519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0517" calcext:value-type="float">
            <text:p>110517</text:p>
          </table:table-cell>
          <table:table-cell office:value-type="string" calcext:value-type="string">
            <text:p>Portsmouth: Septic System Replacement at Portsmouth Public Works Garag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$3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3,8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3,8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9" calcext:value-type="float">
            <text:p>10900040909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1/2020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110517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0519" calcext:value-type="float">
            <text:p>110519</text:p>
          </table:table-cell>
          <table:table-cell office:value-type="string" calcext:value-type="string">
            <text:p>NWQI Activitie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$3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9" calcext:value-type="float">
            <text:p>10900040909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17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10519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9334" calcext:value-type="float">
            <text:p>119334</text:p>
          </table:table-cell>
          <table:table-cell office:value-type="string" calcext:value-type="string">
            <text:p>Buckeye Brook: Phragmites Removal Habitat Restoratio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$366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33,33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99,33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2" calcext:value-type="float">
            <text:p>109000409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1/202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119334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 { "title":"Buckeye Brook Watershed Plan", "link":"https://ordspub.epa.gov/ords/grts/GRTSADM.download_my_file?p_file=244002&amp;p_page=PROJECT", "status":"Implementing Plan" }]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9330" calcext:value-type="float">
            <text:p>119330</text:p>
          </table:table-cell>
          <table:table-cell office:value-type="string" calcext:value-type="string">
            <text:p>Bristol: Bristol Golf Course Water Quality Improvement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$87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3,458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0,45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office:value-type="string" calcext:value-type="string">
            <text:p>Phosphorus,Nitrogen</text:p>
          </table:table-cell>
          <table:table-cell office:value-type="float" office:value="3.62" calcext:value-type="float">
            <text:p>3.62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30/2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19330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 { "title":"Bristol-Kickemuit Rivers Watershed Plan", "link":"https://ordspub.epa.gov/ords/grts/GRTSADM.download_my_file?p_file=244241&amp;p_page=PROJECT", "status":"Implementing Plan" }]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9331" calcext:value-type="float">
            <text:p>119331</text:p>
          </table:table-cell>
          <table:table-cell office:value-type="string" calcext:value-type="string">
            <text:p>Buckeye Brook: Phragmites Removal Habitat Restoration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$50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33,33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33,33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2" calcext:value-type="float">
            <text:p>109000409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1/202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11933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7" calcext:value-type="float">
            <text:p>991257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9320" calcext:value-type="float">
            <text:p>119320</text:p>
          </table:table-cell>
          <table:table-cell office:value-type="string" calcext:value-type="string">
            <text:p>Bristol: Bristol Police Station Stormwater Improvement Project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$133,8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89,2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23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/01/202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119320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8" calcext:value-type="float">
            <text:p>9912570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9350" calcext:value-type="float">
            <text:p>119350</text:p>
          </table:table-cell>
          <table:table-cell office:value-type="string" calcext:value-type="string">
            <text:p>Jamestown: Phragmites Demonstration Project in South Pond Drinking Water Reservoir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$15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0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50,0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8" calcext:value-type="float">
            <text:p>10900040908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2/2022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119350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99125708" calcext:value-type="float">
            <text:p>991257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9348" calcext:value-type="float">
            <text:p>119348</text:p>
          </table:table-cell>
          <table:table-cell office:value-type="string" calcext:value-type="string">
            <text:p>Buckeye Brook: Phragmites Removal Habitat Restoration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$20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33,33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33,33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2" calcext:value-type="float">
            <text:p>1090004090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1/202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lt;a href="https://ordspub.epa.gov/ords/grts/f?p=grts:700:::NO:RP,700:P700_PRJ_SEQ:119348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 { "title":"Buckeye Brook Watershed Plan", "link":"https://ordspub.epa.gov/ords/grts/GRTSADM.download_my_file?p_file=244003&amp;p_page=PROJECT", "status":"Implementing Plan" }]</text:p>
          </table:table-cell>
          <table:table-cell office:value-type="float" office:value="99125708" calcext:value-type="float">
            <text:p>9912570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9349" calcext:value-type="float">
            <text:p>119349</text:p>
          </table:table-cell>
          <table:table-cell office:value-type="string" calcext:value-type="string">
            <text:p>Bristol: Town Common North Parking Lot Stormwater Improvement Project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$84,65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56,5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1,1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1/2022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119349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 { "title":"Bristol-Kickemuit Rivers Watershed Plan", "link":"https://ordspub.epa.gov/ords/grts/GRTSADM.download_my_file?p_file=227036&amp;p_page=PROJECT", "status":"Implementing Plan" }]</text:p>
          </table:table-cell>
          <table:table-cell office:value-type="float" office:value="99125708" calcext:value-type="float">
            <text:p>9912570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one</text:p>
          </table:table-cell>
          <table:table-cell office:value-type="float" office:value="119321" calcext:value-type="float">
            <text:p>119321</text:p>
          </table:table-cell>
          <table:table-cell office:value-type="string" calcext:value-type="string">
            <text:p>Narragansett: Narrow River: Indian Trail Neighborhood Stormwater BMP Installation</text:p>
          </table:table-cell>
          <table:table-cell office:value-type="float" office:value="2022" calcext:value-type="float">
            <text:p>2022</text:p>
          </table:table-cell>
          <table:table-cell table:number-columns-repeated="11" office:value-type="string" calcext:value-type="string">
            <text:p>$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2" calcext:value-type="float">
            <text:p>10900040912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01/2021</text:p>
          </table:table-cell>
          <table:table-cell office:value-type="string" calcext:value-type="string">
            <text:p>Never Initiated</text:p>
          </table:table-cell>
          <table:table-cell office:value-type="string" calcext:value-type="string">
            <text:p>&lt;a href="https://ordspub.epa.gov/ords/grts/f?p=grts:700:::NO:RP,700:P700_PRJ_SEQ:119321" target="_blank"&gt;VIEW&lt;/a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 { "title":"Narrow River Watershed Plan", "link":"", "status":"Implementing Plan" }]</text:p>
          </table:table-cell>
          <table:table-cell office:value-type="float" office:value="99125708" calcext:value-type="float">
            <text:p>99125708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  <table:database-ranges>
        <table:database-range table:name="__Anonymous_Sheet_DB__0" table:target-range-address="'HUC-Output.spreadsheet'.A1:'HUC-Output.spreadsheet'.AF184">
          <table:sort>
            <table:sort-by table:field-number="0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 xmlns:presentation="urn:oasis:names:tc:opendocument:xmlns:presentation:1.0" xmlns:css3t="http://www.w3.org/TR/css3-text/" xmlns:xhtml="http://www.w3.org/1999/xhtml" xmlns:formx="urn:openoffice:names:experimental:ooxml-odf-interop:xmlns:form:1.0" xmlns:xsi="http://www.w3.org/2001/XMLSchema-instance" xmlns:xsd="http://www.w3.org/2001/XMLSchema" xmlns:chart="urn:oasis:names:tc:opendocument:xmlns:chart:1.0" xmlns:svg="urn:oasis:names:tc:opendocument:xmlns:svg-compatible:1.0" xmlns:text="urn:oasis:names:tc:opendocument:xmlns:text:1.0" xmlns:oooc="http://openoffice.org/2004/calc" xmlns:style="urn:oasis:names:tc:opendocument:xmlns:style:1.0" xmlns:ooow="http://openoffice.org/2004/writer" xmlns:rpt="http://openoffice.org/2005/report" xmlns:draw="urn:oasis:names:tc:opendocument:xmlns:drawing:1.0" xmlns:config="urn:oasis:names:tc:opendocument:xmlns:config:1.0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forms="http://www.w3.org/2002/xforms">
    <meta:generator>LibreOffice/7.3.7.2$Linux_X86_64 LibreOffice_project/30$Build-2</meta:generator>
    <dc:date>2024-04-29T14:33:36.132580839</dc:date>
    <meta:editing-duration>PT3M17S</meta:editing-duration>
    <meta:editing-cycles>1</meta:editing-cycles>
    <meta:document-statistic meta:table-count="1" meta:cell-count="5888" meta:object-count="0"/>
  </office:meta>
</office:document-meta>
</file>